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Table1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Table1.E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 style:data-style-name="N2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e1.E3" style:family="table-cell" style:data-style-name="N2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Table1.A2000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Table1.B2000" style:family="table-cell" style:data-style-name="N2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Table1.E2000" style:family="table-cell" style:data-style-name="N2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paragraph-rsid="0016bd39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bd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b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bd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Box List Yellow">
        <table:table-column table:style-name="Table1.A" table:number-columns-repeated="5"/>
        <table:table-row table:style-name="TableLine5066851568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ext:soft-page-break/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E2">
            <text:p text:style-name="P4"/>
          </table:table-cell>
        </table:table-row>
        <table:table-row table:style-name="TableLine5066851568"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E3">
            <text:p text:style-name="P4"/>
          </table:table-cell>
        </table:table-row>
        <table:table-row table:style-name="TableLine5066851568">
          <table:table-cell table:style-name="Table1.A2000" office:value-type="string">
            <text:p text:style-name="P6"/>
          </table:table-cell>
          <table:table-cell table:style-name="Table1.B2000">
            <text:p text:style-name="P6"/>
          </table:table-cell>
          <table:table-cell table:style-name="Table1.B2000">
            <text:p text:style-name="P6"/>
          </table:table-cell>
          <table:table-cell table:style-name="Table1.B2000">
            <text:p text:style-name="P6"/>
          </table:table-cell>
          <table:table-cell table:style-name="Table1.E2000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Box_20_List_20_Yellow.1" style:display-name="Box List Yellow.1" style:family="table-cell" style:data-style-name="N2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2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2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2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2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2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2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2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2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2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2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2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3T22:06:24.519000000</meta:creation-date>
    <dc:date>2020-09-13T22:07:23.957000000</dc:date>
    <meta:editing-duration>PT59S</meta:editing-duration>
    <meta:editing-cycles>2</meta:editing-cycles>
    <meta:generator>LibreOfficeDev/7.1.0.0.alpha0$Windows_X86_64 LibreOffice_project/ed4f610f4a3de12016f8308a17b6ad4f86e9d67a</meta:generator>
    <meta:document-statistic meta:table-count="1" meta:image-count="0" meta:object-count="0" meta:page-count="39" meta:paragraph-count="0" meta:word-count="0" meta:character-count="0" meta:non-whitespace-character-count="0"/>
  </office:meta>
</office:document-meta>
</file>